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alibri" svg:font-family="Calibri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Gungsuh" svg:font-family="Gungsuh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-Kai" svg:font-family="TW-Kai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ccccff" draw:fill-gradient-name="Gradient_20_1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pr1" style:family="presentation" style:parent-style-name="Predeterminado-title">
      <style:graphic-properties draw:stroke="none" draw:fill="none" draw:fill-color="#ffffff" draw:textarea-horizontal-align="justify" draw:textarea-vertical-align="middle" draw:auto-grow-height="false" draw:auto-grow-width="false" fo:min-height="3.83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Predeterminado-notes">
      <style:graphic-properties draw:stroke="none" draw:fill="none" draw:fill-color="#ffffff" draw:textarea-horizontal-align="justify" draw:textarea-vertical-align="middle" fo:min-height="12.572cm" draw:shadow-color="#808080"/>
      <style:paragraph-properties style:writing-mode="lr-tb"/>
    </style:style>
    <style:style style:name="pr3" style:family="presentation" style:parent-style-name="Titular1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4" style:family="presentation" style:parent-style-name="Titular1-notes">
      <style:graphic-properties draw:stroke="none" draw:fill="none" draw:fill-color="#ffffff" draw:textarea-horizontal-align="justify" draw:textarea-vertical-align="middle" fo:min-height="12.572cm" draw:shadow-color="#808080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T1" style:family="text">
      <style:text-properties fo:color="#000000" style:text-position="0% 100%" style:font-name="Gungsuh" fo:font-size="48pt" fo:language="es" fo:country="BO" fo:font-style="italic" style:text-underline-style="solid" style:text-underline-width="auto" style:text-underline-color="font-color" fo:font-weight="bold" style:font-name-asian="Gungsuh" style:font-size-asian="48pt" style:language-asian="es" style:country-asian="BO" style:font-style-asian="italic" style:font-weight-asian="bold" style:font-name-complex="Gungsuh" style:font-size-complex="48pt" style:language-complex="es" style:country-complex="BO" style:font-style-complex="italic" style:font-weight-complex="bold"/>
    </style:style>
    <style:style style:name="T2" style:family="text">
      <style:text-properties fo:color="#000000" style:text-position="0% 100%" style:font-name="Calibri" fo:font-size="44pt" fo:language="es" fo:country="BO" fo:font-style="italic" fo:font-weight="bold" style:font-name-asian="Gungsuh" style:font-size-asian="44pt" style:language-asian="es" style:country-asian="BO" style:font-style-asian="italic" style:font-weight-asian="bold" style:font-name-complex="Gungsuh" style:font-size-complex="44pt" style:language-complex="es" style:country-complex="BO" style:font-style-complex="italic" style:font-weight-complex="bold"/>
    </style:style>
    <style:style style:name="T3" style:family="text">
      <style:text-properties fo:color="#000000" style:text-position="0% 100%" style:font-name="Calibri" fo:font-size="44pt" fo:language="es" fo:country="BO" fo:font-style="italic" fo:font-weight="bold" style:font-size-asian="44pt" style:language-asian="es" style:country-asian="BO" style:font-style-asian="italic" style:font-weight-asian="bold" style:font-size-complex="44pt" style:language-complex="es" style:country-complex="BO" style:font-style-complex="italic" style:font-weight-complex="bold"/>
    </style:style>
    <style:style style:name="T4" style:family="text">
      <style:text-properties fo:color="#000000" style:text-position="0% 100%" style:font-name="Calibri" fo:font-size="36pt" fo:language="es" fo:country="BO" fo:font-style="italic" fo:font-weight="bold" style:font-size-asian="36pt" style:language-asian="es" style:country-asian="BO" style:font-style-asian="italic" style:font-weight-asian="bold" style:font-size-complex="36pt" style:language-complex="es" style:country-complex="BO" style:font-style-complex="italic" style:font-weight-complex="bold"/>
    </style:style>
    <style:style style:name="T5" style:family="text">
      <style:text-properties fo:color="#000000" style:text-position="0% 100%" style:font-name="Calibri" fo:font-size="27pt" fo:language="es" fo:country="BO" fo:font-style="italic" fo:font-weight="bold" style:font-size-asian="27pt" style:language-asian="es" style:country-asian="BO" style:font-style-asian="italic" style:font-weight-asian="bold" style:font-size-complex="27pt" style:language-complex="es" style:country-complex="BO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2" draw:layer="layout" svg:width="21.59cm" svg:height="4.084cm" svg:x="1.905cm" svg:y="7.483cm" presentation:class="title" presentation:user-transformed="true">
          <draw:text-box>
            <text:list text:style-name="L1">
              <text:list-header>
                <text:p text:style-name="P1"><text:span text:style-name="T1">AMOR COMO FUEGO</text:span></text:p>
              </text:list-header>
            </text:list>
          </draw:text-box>
        </draw:frame>
        <presentation:notes draw:style-name="dp2">
          <draw:page-thumbnail draw:layer="layout" svg:width="18.622cm" svg:height="10.478cm" svg:x="1.482cm" svg:y="2.121cm" draw:page-number="1" presentation:class="page"/>
          <draw:frame presentation:style-name="pr2" draw:text-style-name="P3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" draw:style-name="dp1" draw:master-page-name="Titular1" presentation:presentation-page-layout-name="AL2T11">
        <draw:frame presentation:style-name="pr3" draw:text-style-name="P2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1"><text:span text:style-name="T2">Anhelo un toque de tu amor </text:span><text:span text:style-name="T2"><text:line-break/></text:span><text:span text:style-name="T2">Solo un destello de tu gloria en mi Señor </text:span><text:span text:style-name="T2"><text:line-break/></text:span><text:span text:style-name="T2">En un momento todo puedes transformar </text:span><text:span text:style-name="T2"><text:line-break/></text:span><text:span text:style-name="T2">Mi vida has cambiado Dios </text:span></text:p>
              </text:list-header>
            </text:list>
          </draw:text-box>
        </draw:frame>
        <presentation:notes draw:style-name="dp2">
          <draw:page-thumbnail draw:layer="layout" svg:width="18.622cm" svg:height="10.478cm" svg:x="1.482cm" svg:y="2.121cm" draw:page-number="2" presentation:class="page"/>
          <draw:frame presentation:style-name="pr4" draw:text-style-name="P3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3" draw:style-name="dp1" draw:master-page-name="Titular1" presentation:presentation-page-layout-name="AL2T11">
        <draw:frame presentation:style-name="pr3" draw:text-style-name="P2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1"><text:span text:style-name="T3">Y no alcanzo a comprender </text:span><text:span text:style-name="T3"><text:line-break/></text:span><text:span text:style-name="T3">Tu amor sostiene por completo hoy mi ser </text:span><text:span text:style-name="T3"><text:line-break/></text:span><text:span text:style-name="T3">Tu gracia y sangre que mi vida transformo </text:span><text:span text:style-name="T3"><text:line-break/></text:span><text:span text:style-name="T3">Borraste mi pasado Dios </text:span></text:p>
              </text:list-header>
            </text:list>
          </draw:text-box>
        </draw:frame>
        <presentation:notes draw:style-name="dp2">
          <draw:page-thumbnail draw:layer="layout" svg:width="13.97cm" svg:height="10.473cm" svg:x="3.81cm" svg:y="2.121cm" draw:page-number="3" presentation:class="page"/>
          <draw:frame presentation:style-name="pr4" draw:text-style-name="P3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4" draw:style-name="dp1" draw:master-page-name="Titular1" presentation:presentation-page-layout-name="AL2T11">
        <draw:frame presentation:style-name="pr3" draw:text-style-name="P2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1"><text:span text:style-name="T3">Tu amor es como fuego </text:span><text:span text:style-name="T3"><text:line-break/></text:span><text:span text:style-name="T3">Que arde en mi interior </text:span><text:span text:style-name="T3"><text:line-break/></text:span><text:span text:style-name="T3">Mi único anhelo </text:span><text:span text:style-name="T3"><text:line-break/></text:span><text:span text:style-name="T3">Rendirte adoración </text:span><text:span text:style-name="T3"><text:line-break/></text:span><text:span text:style-name="T3">Con tu fuego lléname </text:span><text:span text:style-name="T3"><text:line-break/></text:span><text:span text:style-name="T3"><text:line-break/></text:span><text:span text:style-name="T3">Que tu amor me atraiga </text:span><text:span text:style-name="T3"><text:line-break/></text:span><text:span text:style-name="T3">Al lugar donde tu estás </text:span><text:span text:style-name="T3"><text:line-break/></text:span><text:span text:style-name="T3">Quiero más de ti Señor </text:span></text:p>
              </text:list-header>
            </text:list>
          </draw:text-box>
        </draw:frame>
        <presentation:notes draw:style-name="dp2">
          <draw:page-thumbnail draw:layer="layout" svg:width="13.97cm" svg:height="10.473cm" svg:x="3.81cm" svg:y="2.121cm" draw:page-number="4" presentation:class="page"/>
          <draw:frame presentation:style-name="pr4" draw:text-style-name="P3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5" draw:style-name="dp1" draw:master-page-name="Titular1" presentation:presentation-page-layout-name="AL2T11">
        <draw:frame presentation:style-name="pr3" draw:text-style-name="P2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1"><text:span text:style-name="T3">Me rindo ante ti Jesús </text:span><text:span text:style-name="T3"><text:line-break/></text:span><text:span text:style-name="T3">Me entrego humilde </text:span><text:span text:style-name="T3"><text:line-break/></text:span><text:span text:style-name="T3">Ante el mensaje de la cruz </text:span><text:span text:style-name="T3"><text:line-break/></text:span><text:span text:style-name="T3">Y me abandono </text:span><text:span text:style-name="T3"><text:line-break/></text:span><text:span text:style-name="T3">En tu presencia y amor </text:span><text:span text:style-name="T3"><text:line-break/></text:span><text:span text:style-name="T3">Jamás seré igual oh Dios </text:span></text:p>
              </text:list-header>
            </text:list>
          </draw:text-box>
        </draw:frame>
        <presentation:notes draw:style-name="dp2">
          <draw:page-thumbnail draw:layer="layout" svg:width="13.97cm" svg:height="10.473cm" svg:x="3.81cm" svg:y="2.121cm" draw:page-number="5" presentation:class="page"/>
          <draw:frame presentation:style-name="pr4" draw:text-style-name="P3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6" draw:style-name="dp1" draw:master-page-name="Titular1" presentation:presentation-page-layout-name="AL2T11">
        <draw:frame presentation:style-name="pr3" draw:text-style-name="P2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1"><text:span text:style-name="T3">Tu amor es como fuego </text:span><text:span text:style-name="T3"><text:line-break/></text:span><text:span text:style-name="T3">Que arde en mi interior </text:span><text:span text:style-name="T3"><text:line-break/></text:span><text:span text:style-name="T3">Mi único anhelo </text:span><text:span text:style-name="T3"><text:line-break/></text:span><text:span text:style-name="T3">Rendirte adoración </text:span><text:span text:style-name="T3"><text:line-break/></text:span><text:span text:style-name="T3">Con tu fuego lléname</text:span></text:p>
              </text:list-header>
            </text:list>
          </draw:text-box>
        </draw:frame>
        <presentation:notes draw:style-name="dp2">
          <draw:page-thumbnail draw:layer="layout" svg:width="13.97cm" svg:height="10.473cm" svg:x="3.81cm" svg:y="2.121cm" draw:page-number="6" presentation:class="page"/>
          <draw:frame presentation:style-name="pr4" draw:text-style-name="P3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7" draw:style-name="dp1" draw:master-page-name="Titular1" presentation:presentation-page-layout-name="AL2T11">
        <draw:frame presentation:style-name="pr3" draw:text-style-name="P2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1"><text:span text:style-name="T3">Que tu amor me atraiga </text:span><text:span text:style-name="T3"><text:line-break/></text:span><text:span text:style-name="T3">Al lugar donde tu estás </text:span><text:span text:style-name="T3"><text:line-break/></text:span><text:span text:style-name="T3">Quiero más de ti Señor </text:span><text:span text:style-name="T3"><text:line-break/></text:span><text:span text:style-name="T3">En la cruz hoy me rindo </text:span><text:span text:style-name="T3"><text:line-break/></text:span><text:span text:style-name="T3">Seguiré tu llamado Dios </text:span><text:span text:style-name="T3"><text:line-break/></text:span><text:span text:style-name="T3">Cristo pertenezco a ti</text:span></text:p>
              </text:list-header>
            </text:list>
          </draw:text-box>
        </draw:frame>
        <presentation:notes draw:style-name="dp2">
          <draw:page-thumbnail draw:layer="layout" svg:width="13.97cm" svg:height="10.473cm" svg:x="3.81cm" svg:y="2.121cm" draw:page-number="7" presentation:class="page"/>
          <draw:frame presentation:style-name="pr4" draw:text-style-name="P3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8" draw:style-name="dp1" draw:master-page-name="Titular1" presentation:presentation-page-layout-name="AL2T11">
        <draw:frame presentation:style-name="pr3" draw:text-style-name="P2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1"><text:span text:style-name="T3">//Tu amor es como fuego </text:span><text:span text:style-name="T3"><text:line-break/></text:span><text:span text:style-name="T3">Que arde en mi interior </text:span><text:span text:style-name="T3"><text:line-break/></text:span><text:span text:style-name="T3">Mi único anhelo </text:span><text:span text:style-name="T3"><text:line-break/></text:span><text:span text:style-name="T3">Rendirte adoración </text:span><text:span text:style-name="T3"><text:line-break/></text:span><text:span text:style-name="T3">Con tu fuego lléname// </text:span></text:p>
              </text:list-header>
            </text:list>
          </draw:text-box>
        </draw:frame>
        <presentation:notes draw:style-name="dp2">
          <draw:page-thumbnail draw:layer="layout" svg:width="13.97cm" svg:height="10.473cm" svg:x="3.81cm" svg:y="2.121cm" draw:page-number="8" presentation:class="page"/>
          <draw:frame presentation:style-name="pr4" draw:text-style-name="P3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9" draw:style-name="dp1" draw:master-page-name="Titular1" presentation:presentation-page-layout-name="AL2T11">
        <draw:frame presentation:style-name="pr3" draw:text-style-name="P2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1"><text:span text:style-name="T3">//Que tu amor me atraiga </text:span><text:span text:style-name="T3"><text:line-break/></text:span><text:span text:style-name="T3">Al lugar donde tu estás </text:span><text:span text:style-name="T3"><text:line-break/></text:span><text:span text:style-name="T3">Quiero más de ti Señor </text:span><text:span text:style-name="T3"><text:line-break/></text:span><text:span text:style-name="T3">En la cruz hoy me rindo </text:span><text:span text:style-name="T3"><text:line-break/></text:span><text:span text:style-name="T3">Seguiré tu llamado Dios </text:span><text:span text:style-name="T3"><text:line-break/></text:span><text:span text:style-name="T3">Cristo pertenezco a ti//</text:span><text:span text:style-name="T3"><text:line-break/></text:span><text:span text:style-name="T3"><text:line-break/></text:span><text:span text:style-name="T3"> <text:s text:c="52"/></text:span><text:span text:style-name="T3"><text:line-break/></text:span><text:span text:style-name="T3"> <text:s text:c="63"/></text:span><text:span text:style-name="T4"><text:s/></text:span><text:span text:style-name="T5">fin</text:span></text:p>
              </text:list-header>
            </text:list>
          </draw:text-box>
        </draw:frame>
        <presentation:notes draw:style-name="dp2">
          <draw:page-thumbnail draw:layer="layout" svg:width="13.97cm" svg:height="10.473cm" svg:x="3.81cm" svg:y="2.121cm" draw:page-number="9" presentation:class="page"/>
          <draw:frame presentation:style-name="pr4" draw:text-style-name="P3" draw:layer="layout" svg:width="17.273cm" svg:height="12.572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" svg:font-family="Calibri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Gungsuh" svg:font-family="Gungsuh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-Kai" svg:font-family="TW-Kai" style:font-family-generic="system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rectangular" draw:cx="50%" draw:cy="50%" draw:start-color="#ccccff" draw:end-color="#cccc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Tahoma" style:font-family-asian="Tahoma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gradient" draw:fill-color="#ccccff" draw:fill-gradient-name="Gradient_20_1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Tahoma" style:font-family-asian="Tahoma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Tahoma1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92cm" fo:padding-bottom="0cm" fo:padding-left="0cm" fo:padding-right="0cm">
        <text:list-style style:name="Predeterminad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83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fo:background-color="transparent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401cm" fo:margin-bottom="0cm" fo:line-height="83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4pt" fo:font-style="normal" fo:text-shadow="none" style:text-underline-style="none" fo:font-weight="normal" style:font-name-asian="Tahoma" style:font-family-asian="Tahoma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.299cm" fo:margin-bottom="0cm" fo:line-height="8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.202cm" fo:margin-bottom="0cm" fo:line-height="8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.101cm" fo:margin-bottom="0cm" fo:line-height="8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.101cm" fo:margin-bottom="0cm" fo:line-height="8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.101cm" fo:margin-bottom="0cm" fo:line-height="8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.101cm" fo:margin-bottom="0cm" fo:line-height="8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.101cm" fo:margin-bottom="0cm" fo:line-height="8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8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fo:background-color="transparent" style:font-name-asian="Tahoma" style:font-family-asian="Tahoma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ular1-background" style:family="presentation">
      <style:graphic-properties draw:stroke="none" draw:fill="gradient" draw:fill-color="#ccccff" draw:fill-gradient-name="Gradient_20_1" draw:textarea-horizontal-align="center" draw:textarea-vertical-align="middle" draw:shadow-color="#808080"/>
      <style:paragraph-properties fo:text-align="center"/>
    </style:style>
    <style:style style:name="Titular1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Titular1-notes" style:family="presentation">
      <style:graphic-properties draw:stroke="none" draw:fill="none">
        <text:list-style style:name="Titular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Tahoma1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ular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ular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83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ar1-outline2" style:family="presentation" style:parent-style-name="Titular1-outline1">
      <style:graphic-properties>
        <text:list-style style:name="Titular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401cm" fo:margin-bottom="0cm" fo:line-height="83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4pt" fo:font-style="normal" fo:text-shadow="none" style:text-underline-style="none" fo:font-weight="normal" style:font-name-asian="Tahoma" style:font-family-asian="Tahoma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Titular1-outline3" style:family="presentation" style:parent-style-name="Titular1-outline2">
      <style:paragraph-properties fo:margin-left="3.175cm" fo:margin-right="0cm" fo:margin-top="0.299cm" fo:margin-bottom="0cm" fo:line-height="8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Titular1-outline4" style:family="presentation" style:parent-style-name="Titular1-outline3">
      <style:paragraph-properties fo:margin-left="4.445cm" fo:margin-right="0cm" fo:margin-top="0.202cm" fo:margin-bottom="0cm" fo:line-height="8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Titular1-outline5" style:family="presentation" style:parent-style-name="Titular1-outline4">
      <style:paragraph-properties fo:margin-left="5.715cm" fo:margin-right="0cm" fo:margin-top="0.101cm" fo:margin-bottom="0cm" fo:line-height="8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Titular1-outline6" style:family="presentation" style:parent-style-name="Titular1-outline5">
      <style:paragraph-properties fo:margin-left="5.715cm" fo:margin-right="0cm" fo:margin-top="0.101cm" fo:margin-bottom="0cm" fo:line-height="8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Titular1-outline7" style:family="presentation" style:parent-style-name="Titular1-outline6">
      <style:paragraph-properties fo:margin-left="5.715cm" fo:margin-right="0cm" fo:margin-top="0.101cm" fo:margin-bottom="0cm" fo:line-height="8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Titular1-outline8" style:family="presentation" style:parent-style-name="Titular1-outline7">
      <style:paragraph-properties fo:margin-left="5.715cm" fo:margin-right="0cm" fo:margin-top="0.101cm" fo:margin-bottom="0cm" fo:line-height="8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Titular1-outline9" style:family="presentation" style:parent-style-name="Titular1-outline8">
      <style:paragraph-properties fo:margin-left="5.715cm" fo:margin-right="0cm" fo:margin-top="0.101cm" fo:margin-bottom="0cm" fo:line-height="8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Titular1-subtitle" style:family="presentation">
      <style:graphic-properties draw:stroke="none" draw:fill="none" draw:textarea-vertical-align="middle">
        <text:list-style style:name="Titular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ar1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ular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8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letter-kerning="true" fo:background-color="transparent" style:font-name-asian="Tahoma" style:font-family-asian="Tahoma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ccccff" draw:fill-gradient-name="Gradient_20_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pr1" style:family="presentation" style:parent-style-name="Titular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" style:family="presentation" style:parent-style-name="Titular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3" style:family="presentation" style:parent-style-name="Titular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4" style:family="presentation" style:parent-style-name="Titular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style:paragraph-properties fo:margin-left="0cm" fo:margin-right="0cm" fo:line-height="93%" fo:text-indent="0cm" style:line-break="strict"/>
    </style:style>
    <style:style style:name="MP12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93%" fo:text-align="end" fo:text-indent="0cm" style:line-break="strict"/>
    </style:style>
    <style:style style:name="MP14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color="#8b8b8b" style:text-position="0% 100%" style:font-name="Calibri" fo:font-size="12pt" fo:language="es" fo:country="BO" style:font-size-asian="12pt" style:language-asian="es" style:country-asian="BO" style:font-size-complex="12pt" style:language-complex="es" style:country-complex="BO"/>
    </style:style>
    <style:style style:name="MT2" style:family="text">
      <style:text-properties fo:color="#000000" style:font-name="Times New Roman" fo:font-size="14pt" fo:language="es" fo:country="EC" style:font-size-asian="14pt" style:language-asian="es" style:country-asian="EC" style:font-size-complex="14pt" style:language-complex="es" style:country-complex="EC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1.586cm" svg:height="4.079cm" svg:x="1.905cm" svg:y="5.917cm" presentation:class="title" presentation:placeholder="true">
        <draw:text-box/>
      </draw:frame>
      <draw:frame draw:style-name="Mgr3" draw:text-style-name="MP6" draw:layer="backgroundobjects" svg:width="5.922cm" svg:height="1.009cm" svg:x="1.27cm" svg:y="17.656cm" presentation:class="date-time">
        <draw:text-box>
          <text:list text:style-name="ML1">
            <text:list-header>
              <text:p text:style-name="MP5"><text:span text:style-name="MT1">10/06/20</text:span></text:p>
            </text:list-header>
          </text:list>
        </draw:text-box>
      </draw:frame>
      <draw:custom-shape draw:style-name="Mgr4" draw:text-style-name="MP7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draw:style-name="Mgr5" draw:text-style-name="MP9" draw:layer="backgroundobjects" svg:width="5.923cm" svg:height="1.009cm" svg:x="18.202cm" svg:y="17.656cm" presentation:class="page-number">
        <draw:text-box>
          <text:list text:style-name="ML1">
            <text:list-header>
              <text:p text:style-name="MP8"><text:span text:style-name="MT1"><text:page-number>&lt;número&gt;</text:page-number></text:span></text:p>
            </text:list-header>
          </text:list>
        </draw:text-box>
      </draw:frame>
      <draw:frame presentation:style-name="Predeterminado-outline1" draw:layer="backgroundobjects" svg:width="22.856cm" svg:height="11.042cm" svg:x="1.27cm" svg:y="4.458cm" presentation:class="outline" presentation:placeholder="true">
        <draw:text-box/>
      </draw:frame>
      <presentation:notes style:page-layout-name="PM0">
        <draw:rect draw:style-name="Mgr6" draw:text-style-name="MP10" draw:layer="backgroundobjects" svg:width="21.59cm" svg:height="27.94cm" svg:x="0cm" svg:y="0cm">
          <text:p/>
        </draw:rect>
        <draw:page-thumbnail presentation:style-name="Predeterminado-title" draw:layer="backgroundobjects" svg:width="18.618cm" svg:height="10.473cm" svg:x="1.482cm" svg:y="2.12cm" presentation:class="page"/>
        <draw:frame presentation:style-name="Predeterminado-notes" draw:layer="backgroundobjects" svg:width="17.268cm" svg:height="12.568cm" svg:x="2.161cm" svg:y="13.269cm" presentation:class="notes" presentation:placeholder="true">
          <draw:text-box/>
        </draw:frame>
        <draw:frame draw:style-name="Mgr7" draw:text-style-name="MP12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11"><text:span text:style-name="MT2"><presentation:header/></text:span></text:p>
              </text:list-header>
            </text:list>
          </draw:text-box>
        </draw:frame>
        <draw:frame draw:style-name="Mgr8" draw:text-style-name="MP14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13"><text:span text:style-name="MT2"><presentation:date-time/></text:span></text:p>
              </text:list-header>
            </text:list>
          </draw:text-box>
        </draw:frame>
        <draw:frame draw:style-name="Mgr9" draw:text-style-name="MP12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11"><text:span text:style-name="MT2"><presentation:footer/></text:span></text:p>
              </text:list-header>
            </text:list>
          </draw:text-box>
        </draw:frame>
        <draw:frame draw:style-name="Mgr10" draw:text-style-name="MP14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3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Titular1" style:page-layout-name="PM1" draw:style-name="Mdp1">
      <draw:frame presentation:style-name="Titular1-title" draw:layer="backgroundobjects" svg:width="22.856cm" svg:height="3.17cm" svg:x="1.27cm" svg:y="0.763cm" presentation:class="title" presentation:placeholder="true">
        <draw:text-box/>
      </draw:frame>
      <draw:frame presentation:style-name="Titular1-outline1" draw:layer="backgroundobjects" svg:width="22.856cm" svg:height="12.568cm" svg:x="1.27cm" svg:y="4.445cm" presentation:class="outline" presentation:placeholder="true">
        <draw:text-box/>
      </draw:frame>
      <draw:frame draw:style-name="Mgr11" draw:text-style-name="MP6" draw:layer="backgroundobjects" svg:width="5.922cm" svg:height="1.009cm" svg:x="1.27cm" svg:y="17.656cm" presentation:class="date-time">
        <draw:text-box>
          <text:list text:style-name="ML1">
            <text:list-header>
              <text:p text:style-name="MP5"><text:span text:style-name="MT1">10/06/20</text:span></text:p>
            </text:list-header>
          </text:list>
        </draw:text-box>
      </draw:frame>
      <draw:custom-shape draw:style-name="Mgr4" draw:text-style-name="MP7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draw:style-name="Mgr12" draw:text-style-name="MP9" draw:layer="backgroundobjects" svg:width="5.923cm" svg:height="1.009cm" svg:x="18.202cm" svg:y="17.656cm" presentation:class="page-number">
        <draw:text-box>
          <text:list text:style-name="ML1">
            <text:list-header>
              <text:p text:style-name="MP8"><text:span text:style-name="MT1"><text:page-number>&lt;número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21.59cm" svg:height="27.94cm" svg:x="0cm" svg:y="0cm">
          <text:p/>
        </draw:rect>
        <draw:page-thumbnail presentation:style-name="Titular1-title" draw:layer="backgroundobjects" svg:width="18.618cm" svg:height="10.473cm" svg:x="1.482cm" svg:y="2.12cm" presentation:class="page"/>
        <draw:frame presentation:style-name="Titular1-notes" draw:layer="backgroundobjects" svg:width="17.268cm" svg:height="12.568cm" svg:x="2.161cm" svg:y="13.269cm" presentation:class="notes" presentation:placeholder="true">
          <draw:text-box/>
        </draw:frame>
        <draw:frame presentation:style-name="Mpr1" draw:text-style-name="MP12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11"><text:span text:style-name="MT2"><presentation:header/></text:span></text:p>
              </text:list-header>
            </text:list>
          </draw:text-box>
        </draw:frame>
        <draw:frame presentation:style-name="Mpr2" draw:text-style-name="MP14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13"><text:span text:style-name="MT2"><presentation:date-time/></text:span></text:p>
              </text:list-header>
            </text:list>
          </draw:text-box>
        </draw:frame>
        <draw:frame presentation:style-name="Mpr3" draw:text-style-name="MP12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11"><text:span text:style-name="MT2"><presentation:footer/></text:span></text:p>
              </text:list-header>
            </text:list>
          </draw:text-box>
        </draw:frame>
        <draw:frame presentation:style-name="Mpr4" draw:text-style-name="MP14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3"><text:span text:style-name="MT2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title>AMOR COMO FUEGO</dc:title>
    <meta:initial-creator>Jose E.</meta:initial-creator>
    <meta:creation-date>2012-07-12T14:41:29</meta:creation-date>
    <dc:creator>Jose E.</dc:creator>
    <dc:date>2012-07-12T15:09:39</dc:date>
    <meta:editing-cycles>3</meta:editing-cycles>
    <meta:editing-duration>PT28M</meta:editing-duration>
    <meta:document-statistic meta:object-count="61"/>
    <meta:generator>LibreOffice/6.4.1.2$Linux_x86 LibreOffice_project/40$Build-2</meta:generator>
    <meta:user-defined meta:name="AppVersion">12.0000</meta:user-defined>
    <meta:user-defined meta:name="Company">HP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